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18c0b" officeooo:paragraph-rsid="00118c0b"/>
    </style:style>
    <style:style style:name="P2" style:family="paragraph" style:parent-style-name="Standard">
      <style:paragraph-properties fo:text-align="start" style:justify-single-word="false"/>
      <style:text-properties officeooo:rsid="00118c0b" officeooo:paragraph-rsid="00118c0b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style:font-name="Times New Roman" officeooo:rsid="001449e2" officeooo:paragraph-rsid="001449e2"/>
    </style:style>
    <style:style style:name="P5" style:family="paragraph" style:parent-style-name="Table_20_Contents">
      <style:text-properties style:font-name="Times New Roman" officeooo:paragraph-rsid="0006c7d0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11d7b5" officeooo:paragraph-rsid="0011d7b5"/>
    </style:style>
    <style:style style:name="T1" style:family="text">
      <style:text-properties officeooo:rsid="0011d7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&amp; Assembly Language</text:p>
      <table:table table:name="Table1" table:style-name="Table1">
        <table:table-column table:style-name="Table1.A"/>
        <table:table-column table:style-name="Table1.B"/>
        <table:table-row table:style-name="TableLine22427514286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34912">
          <table:table-cell table:style-name="Table1.A1" office:value-type="string">
            <text:p text:style-name="P4">ExplainingComputers</text:p>
            <text:p text:style-name="P4">SBCs in 2021: The State of Play</text:p>
          </table:table-cell>
          <table:table-cell table:style-name="Table1.A1" office:value-type="string">
            <text:p text:style-name="P5"><text:a xlink:type="simple" xlink:href="https://youtu.be/RcvMxC81r_g" text:style-name="Internet_20_link" text:visited-style-name="Visited_20_Internet_20_Link">https://youtu.be/RcvMxC81r_g</text:a> </text:p>
          </table:table-cell>
        </table:table-row>
        <table:table-row table:style-name="TableLine2242751434096">
          <table:table-cell table:style-name="Table1.A1" office:value-type="string">
            <text:p text:style-name="P7">Ben Eater</text:p>
            <text:p text:style-name="P3">“Hello, world” from scratch on a 6502 — Part 1</text:p>
          </table:table-cell>
          <table:table-cell table:style-name="Table1.A1" office:value-type="string">
            <text:p text:style-name="P3">https://youtu.be/LnzuMJLZRdU</text:p>
          </table:table-cell>
        </table:table-row>
        <table:table-row table:style-name="TableLine22427514346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408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343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267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41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351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256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419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42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316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479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827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4884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513848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13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079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09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18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139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161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16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360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0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38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3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06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28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58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15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42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28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60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392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09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93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395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30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1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03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85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9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44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63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2427481536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3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96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50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389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12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38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6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9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87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01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398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14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08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76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44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1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3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19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20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53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57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0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41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11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47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49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52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3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5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79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6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23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71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482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2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34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47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55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64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719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02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42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721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732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04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61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89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37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Line22427481702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34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66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599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Line22427481615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  <text:p text:style-name="P2"/>
      <text:p text:style-name="P2">Ben Eater - <text:a xlink:type="simple" xlink:href="https://www.youtube.com/c/BenEater/" text:style-name="Internet_20_link" text:visited-style-name="Visited_20_Internet_20_Link">https://www.youtube.com/c/BenEater/</text:a> </text:p>
      <text:p text:style-name="P2">Explaining Computers</text:p>
      <text:p text:style-name="P2"/>
      <text:p text:style-name="P2">LinusTechTip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6T18:19:12.586000000</meta:creation-date>
    <dc:date>2021-08-26T19:10:38.287000000</dc:date>
    <meta:editing-duration>PT2M29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10" meta:word-count="32" meta:character-count="271" meta:non-whitespace-character-count="246"/>
  </office:meta>
</office:document-meta>
</file>